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" svg:font-family="SFMono-Regular, Menlo, Monaco, Consolas, 'Liberation Mono', 'Courier New', Courier, monospace"/>
    <style:font-face style:name="SFMono-Regular1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eeeee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Roboto" fo:font-size="10.8000001907349pt" fo:letter-spacing="normal" fo:font-style="normal" fo:font-weight="normal"/>
    </style:style>
    <style:style style:name="P5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orphans="2" fo:widows="2" fo:background-color="#eeeeee" fo:padding="0in" fo:border="none"/>
    </style:style>
    <style:style style:name="P6" style:family="paragraph" style:parent-style-name="Preformatted_20_Text">
      <style:text-properties officeooo:paragraph-rsid="00055809"/>
    </style:style>
    <style:style style:name="P7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orphans="2" fo:widows="2" fo:background-color="#eeeeee" fo:padding="0in" fo:border="none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0845c5"/>
    </style:style>
    <style:style style:name="P10" style:family="paragraph" style:parent-style-name="Standard">
      <style:text-properties officeooo:paragraph-rsid="000cf567"/>
    </style:style>
    <style:style style:name="P11" style:family="paragraph" style:parent-style-name="Standard">
      <style:text-properties fo:color="#c9211e" fo:font-weight="bold" officeooo:paragraph-rsid="000d25d5" style:font-weight-asian="bold" style:font-weight-complex="bold"/>
    </style:style>
    <style:style style:name="P12" style:family="paragraph" style:parent-style-name="Standard">
      <style:text-properties officeooo:paragraph-rsid="0010e1a8" fo:background-color="#ffff00"/>
    </style:style>
    <style:style style:name="P13" style:family="paragraph" style:parent-style-name="Standard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14" style:family="paragraph" style:parent-style-name="Standard">
      <style:paragraph-properties fo:margin-left="0in" fo:margin-right="0in" fo:margin-top="0.1874in" fo:margin-bottom="0.0972in" loext:contextual-spacing="false" fo:orphans="2" fo:widows="2" fo:text-indent="0in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SFMono-Regular1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YS Text" fo:font-size="9.60000038146973pt" fo:letter-spacing="normal" fo:font-style="normal" fo:font-weight="bold"/>
    </style:style>
    <style:style style:name="T2" style:family="text"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T3" style:family="text">
      <style:text-properties fo:font-variant="normal" fo:text-transform="none" fo:color="#444444" style:font-name="RobotoMono" fo:font-size="8.39999961853027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444444" fo:letter-spacing="normal" loext:padding="0in" loext:border="none"/>
    </style:style>
    <style:style style:name="T5" style:family="text">
      <style:text-properties fo:font-variant="normal" fo:text-transform="none" fo:color="#000000" style:font-name="monospace" fo:font-size="11.25pt" fo:letter-spacing="normal" fo:font-style="normal" fo:font-weight="normal"/>
    </style:style>
    <style:style style:name="T6" style:family="text">
      <style:text-properties fo:font-variant="normal" fo:text-transform="none" fo:color="#c9211e" style:font-name="monospace" fo:font-size="11.2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c9211e" style:font-name="monospace" fo:font-size="11.25pt" fo:letter-spacing="normal" fo:font-style="normal" fo:font-weight="bold" officeooo:rsid="00064f5d" style:font-weight-asian="bold" style:font-weight-complex="bold"/>
    </style:style>
    <style:style style:name="T8" style:family="text">
      <style:text-properties fo:font-variant="normal" fo:text-transform="none" style:font-name="monospace" fo:font-size="11.25pt" fo:letter-spacing="normal" fo:font-style="normal"/>
    </style:style>
    <style:style style:name="T9" style:family="text">
      <style:text-properties fo:font-variant="normal" fo:text-transform="none" style:font-name="monospace" fo:font-size="11.25pt" fo:letter-spacing="normal" fo:font-style="normal" fo:font-weight="bold" style:font-weight-asian="bold" style:font-weight-complex="bold"/>
    </style:style>
    <style:style style:name="T10" style:family="text">
      <style:text-properties officeooo:rsid="00064f5d"/>
    </style:style>
    <style:style style:name="T11" style:family="text">
      <style:text-properties style:font-name="Liberation Mono" fo:font-size="10pt" officeooo:rsid="00064f5d" style:font-name-asian="Noto Sans Mono CJK SC" style:font-size-asian="10pt" style:font-name-complex="Liberation Mono" style:font-size-complex="10pt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64f5d" style:font-weight-asian="bold" style:font-weight-complex="bold"/>
    </style:style>
    <style:style style:name="T15" style:family="text">
      <style:text-properties officeooo:rsid="000846df"/>
    </style:style>
    <style:style style:name="T16" style:family="text">
      <style:text-properties officeooo:rsid="000be702"/>
    </style:style>
    <style:style style:name="T17" style:family="text">
      <style:text-properties fo:color="#c9211e" fo:font-weight="bold" style:font-weight-asian="bold" style:font-weight-complex="bold"/>
    </style:style>
    <style:style style:name="T18" style:family="text">
      <style:text-properties fo:color="#c9211e" fo:font-weight="bold" officeooo:rsid="00064f5d" style:font-weight-asian="bold" style:font-weight-complex="bold"/>
    </style:style>
    <style:style style:name="T19" style:family="text">
      <style:text-properties fo:color="#c9211e" fo:font-weight="bold" officeooo:rsid="0011e819" style:font-weight-asian="bold" style:font-weight-complex="bold"/>
    </style:style>
    <style:style style:name="T20" style:family="text">
      <style:text-properties officeooo:rsid="0011e8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Plane Development Kit (DPDK)</text:span></text:span><text:span text:style-name="T2"> — это проект программного обеспечения с открытым исходным кодом, управляемый Linux Foundation.</text:span></text:p>
      <text:p text:style-name="P1"><text:span text:style-name="T2">Он предоставляет набор библиотек для работы с данными и драйверов сетевой карты </text:span><text:span text:style-name="Strong_20_Emphasis"><text:span text:style-name="T1">для переноса обработки TCP-пакетов с уровня ядра операционной системы в пользовательское пространство</text:span></text:span><text:span text:style-name="T2">.</text:span></text:p>
      <text:p text:style-name="P2">Такой подход практически исключает использование системных прерываний для обращения к сетевым данным, что обеспечивает более высокую эффективность вычислений и пропускную способность пакетов.</text:p>
      <text:p text:style-name="Standard"/>
      <text:p text:style-name="P3"><text:span text:style-name="Source_20_Text"><text:span text:style-name="T4"><text:s/></text:span></text:span><text:span text:style-name="Source_20_Text"><text:span text:style-name="T3">tar xf dpdk.tar.gz</text:span></text:span></text:p>
      <text:p text:style-name="P5"><text:span text:style-name="Source_20_Text"><text:span text:style-name="T4"><text:s text:c="2"/></text:span></text:span><text:span text:style-name="Source_20_Text"><text:span text:style-name="T3">cd dpdk</text:span></text:span></text:p>
      <text:p text:style-name="P4">Build libraries, drivers and test applications.</text:p>
      <text:p text:style-name="P3"><text:span text:style-name="Source_20_Text"><text:span text:style-name="T4"><text:s text:c="2"/></text:span></text:span><text:span text:style-name="Source_20_Text"><text:span text:style-name="T3">meson build</text:span></text:span></text:p>
      <text:p text:style-name="P5"><text:span text:style-name="Source_20_Text"><text:span text:style-name="T4"><text:s text:c="2"/></text:span></text:span><text:span text:style-name="Source_20_Text"><text:span text:style-name="T3">ninja -C build</text:span></text:span></text:p>
      <text:p text:style-name="P15">sudo ninja -C build install</text:p>
      <text:p text:style-name="P4">To include the examples as part of the build, replace the meson command with:</text:p>
      <text:p text:style-name="P3"><text:span text:style-name="Source_20_Text"><text:span text:style-name="T4"><text:s text:c="2"/></text:span></text:span><text:span text:style-name="Source_20_Text"><text:span text:style-name="T3">meson -Dexamples=all build</text:span></text:span></text:p>
      <text:p text:style-name="P4">Reserve huge pages memory.</text:p>
      <text:p text:style-name="P3"><text:span text:style-name="Source_20_Text"><text:span text:style-name="T4"><text:s text:c="2"/></text:span></text:span><text:span text:style-name="Source_20_Text"><text:span text:style-name="T3">mkdir -p /dev/hugepages</text:span></text:span></text:p>
      <text:p text:style-name="P5"><text:span text:style-name="Source_20_Text"><text:span text:style-name="T4"><text:s text:c="2"/></text:span></text:span><text:span text:style-name="Source_20_Text"><text:span text:style-name="T3">mountpoint -q /dev/hugepages || mount -t hugetlbfs nodev /dev/hugepages</text:span></text:span></text:p>
      <text:p text:style-name="P5"><text:span text:style-name="Source_20_Text"><text:span text:style-name="T4"><text:s text:c="2"/></text:span></text:span><text:span text:style-name="Source_20_Text"><text:span text:style-name="T3">echo 64 &gt; /sys/devices/system/node/node0/hugepages/hugepages-2048kB/nr_hugepages</text:span></text:span></text:p>
      <text:p text:style-name="P4">Run poll-mode driver test (with a cable between ports).</text:p>
      <text:p text:style-name="P3"><text:span text:style-name="Source_20_Text"><text:span text:style-name="T4"><text:s text:c="2"/></text:span></text:span><text:span text:style-name="Source_20_Text"><text:span text:style-name="T3">build/app/dpdk-testpmd -c7 --vdev=net_pcap0,iface=eth0 --vdev=net_pcap1,iface=eth1 --</text:span></text:span></text:p>
      <text:p text:style-name="P5"><text:span text:style-name="Source_20_Text"><text:span text:style-name="T4"><text:s text:c="18"/></text:span></text:span><text:span text:style-name="Source_20_Text"><text:span text:style-name="T3">-i --nb-cores=2 --nb-ports=2 --total-num-mbufs=2048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testpmd&gt; show port stats all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######################## NIC statistics for port 0 <text:s/>########################</text:span></text:span></text:p>
      <text:p text:style-name="P5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5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5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######################## NIC statistics for port 1 <text:s/>########################</text:span></text:span></text:p>
      <text:p text:style-name="P5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5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5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testpmd&gt; start tx_first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testpmd&gt; stop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---------------------- Forward statistics for port 0 <text:s/>----------------------</text:span></text:span></text:p>
      <text:p text:style-name="P5"><text:span text:style-name="Source_20_Text"><text:span text:style-name="T4"><text:s text:c="2"/></text:span></text:span><text:span text:style-name="Source_20_Text"><text:span text:style-name="T3">RX-packets: 2377688 <text:s text:c="7"/>RX-dropped: 0 <text:s text:c="12"/>RX-total: 2377688</text:span></text:span></text:p>
      <text:p text:style-name="P5"><text:span text:style-name="Source_20_Text"><text:span text:style-name="T4"><text:s text:c="2"/></text:span></text:span><text:span text:style-name="Source_20_Text"><text:span text:style-name="T3">TX-packets: 2007009 <text:s text:c="7"/>TX-dropped: 0 <text:s text:c="12"/>TX-total: 2007009</text:span></text:span></text:p>
      <text:p text:style-name="P5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---------------------- Forward statistics for port 1 <text:s/>----------------------</text:span></text:span></text:p>
      <text:p text:style-name="P5"><text:span text:style-name="Source_20_Text"><text:span text:style-name="T4"><text:s text:c="2"/></text:span></text:span><text:span text:style-name="Source_20_Text"><text:span text:style-name="T3">RX-packets: 2006977 <text:s text:c="7"/>RX-dropped: 0 <text:s text:c="12"/>RX-total: 2006977</text:span></text:span></text:p>
      <text:p text:style-name="P5"><text:span text:style-name="Source_20_Text"><text:span text:style-name="T4"><text:s text:c="2"/></text:span></text:span><text:span text:style-name="Source_20_Text"><text:span text:style-name="T3">TX-packets: 2377720 <text:s text:c="7"/>TX-dropped: 0 <text:s text:c="12"/>TX-total: 2377720</text:span></text:span></text:p>
      <text:p text:style-name="P5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+++++++++++++++ Accumulated forward statistics for all ports+++++++++++++++</text:span></text:span></text:p>
      <text:p text:style-name="P5"><text:span text:style-name="Source_20_Text"><text:span text:style-name="T4"><text:s text:c="2"/></text:span></text:span><text:span text:style-name="Source_20_Text"><text:span text:style-name="T3">RX-packets: 4384665 <text:s text:c="7"/>RX-dropped: 0 <text:s text:c="12"/>RX-total: 4384665</text:span></text:span></text:p>
      <text:p text:style-name="P5"><text:span text:style-name="Source_20_Text"><text:span text:style-name="T4"><text:s text:c="2"/></text:span></text:span><text:span text:style-name="Source_20_Text"><text:span text:style-name="T3">TX-packets: 4384729 <text:s text:c="7"/>TX-dropped: 0 <text:s text:c="12"/>TX-total: 4384729</text:span></text:span></text:p>
      <text:p text:style-name="P5"><text:span text:style-name="Source_20_Text"><text:span text:style-name="T4"><text:s text:c="2"/></text:span></text:span><text:span text:style-name="Source_20_Text"><text:span text:style-name="T3">++++++++++++++++++++++++++++++++++++++++++++++++++++++++++++++++++++++++++++</text:span></text:span></text:p>
      <text:p text:style-name="Standard"/>
      <text:p text:style-name="P13">PCAP-файл — это <text:span text:style-name="T12">файл захвата пакетов</text:span>. Содержит данные сетевых пакетов, перехваченных программой-анализатором трафика (Wireshark, tcpdump, Kismet и др.). Расширение файла PCAP *.pcap.</text:p>
      <text:p text:style-name="P14">Файл хранит дамп сетевых данных, захваченных в режиме реального времени, и может использоваться для изучения трафика, восстановления информации, анализа работы сети, обнаружения хакерских атак.</text:p>
      <text:p text:style-name="Standard"/>
      <text:p text:style-name="Standard"/>
      <text:p text:style-name="Standard"><text:soft-page-break/></text:p>
      <text:p text:style-name="Standard"><text:span text:style-name="T15">sudo </text:span>./build/examples/dpdk-helloworld -l 0-3 -n 4</text:p>
      <text:p text:style-name="Standard"><text:span text:style-name="T15">sudo </text:span>./build/examples/dpdk-skeleton -l 1 -n 4 </text:p>
      <text:p text:style-name="P10"><text:span text:style-name="T15">sudo </text:span>./build/examples/dpdk-<text:span text:style-name="T16">l2fwd </text:span></text:p>
      <text:p text:style-name="P12"><text:span text:style-name="T17">sudo ./build/examples/dpdk-skeleton -c1 -n1 --vdev=eth_pcap0,iface=e</text:span><text:span text:style-name="T18">no</text:span><text:span text:style-name="T17">1 --vdev=eth_pcap1,iface=</text:span><text:span text:style-name="T19">lo</text:span></text:p>
      <text:p text:style-name="P11">sudo ./build/examples/dpdk-rxtx_callbacks c1 -n1 --vdev=eth_pcap0,iface=e<text:span text:style-name="T10">no</text:span>1 --vdev=eth_pcap1,iface=e<text:span text:style-name="T10">no</text:span>1<text:span text:style-name="T8"> </text:span></text:p>
      <text:p text:style-name="Standard"/>
      <text:p text:style-name="Standard"/>
      <text:p text:style-name="Standard"/>
      <text:p text:style-name="Standard"/>
      <text:p text:style-name="Standard">./build/app/dpdk-testpmd -l 0-3 -n 4 —vdev 'net_pcap0,stream_opt0=..,stream_opt1=..' --vdev='net_pcap1,stream_opt0=..'</text:p>
      <text:p text:style-name="Standard"/>
      <text:p text:style-name="P6">./build/app/dpdk-testpmd -l 0-3 -n 4 \</text:p>
      <text:p text:style-name="Preformatted_20_Text"><text:s text:c="4"/>--vdev 'net_pcap0,stream_opt0=..,stream_opt1=..' \</text:p>
      <text:p text:style-name="P8"><text:s text:c="4"/>--vdev='net_pcap1,stream_opt0=..'</text:p>
      <text:p text:style-name="Text_20_body">Read only incoming packets from a network interface and write them back to the same network interface:</text:p>
      <text:p text:style-name="Preformatted_20_Text">./build/app/dpdk-testpmd -l 0-3 -n 4 --vdev 'net_pcap0,rx_iface_in=e<text:span text:style-name="T10">no</text:span>1,tx_iface=e<text:span text:style-name="T11">no</text:span>1'</text:p>
      <text:p text:style-name="P9">./build/app/dpdk-testpmd -l 1-3 -n 4 --vdev=net_ring0 --vdev=net_ring1 -- -i</text:p>
      <text:p text:style-name="Preformatted_20_Text"/>
      <text:p text:style-name="Standard">$ sudo ./basicfwd -c1 -n1 --vdev=eth_pcap0,iface=enp0s3 --vdev=eth_pcap1,iface=enp0s8</text:p>
      <text:p text:style-name="Standard">[sudo] password for ubuntu:</text:p>
      <text:p text:style-name="Standard">EAL: Detected 2 lcore(s)</text:p>
      <text:p text:style-name="Standard">EAL: Probing VFIO support...</text:p>
      <text:p text:style-name="Standard">EAL: WARNING: cpu flags constant_tsc=yes nonstop_tsc=no -&gt; using unreliable clock cycles !</text:p>
      <text:p text:style-name="Standard">PMD: Initializing pmd_pcap for eth_pcap0</text:p>
      <text:p text:style-name="Standard">PMD: Creating pcap-backed ethdev on numa socket 0</text:p>
      <text:p text:style-name="Standard">PMD: Initializing pmd_pcap for eth_pcap1</text:p>
      <text:p text:style-name="Standard">PMD: Creating pcap-backed ethdev on numa socket 0</text:p>
      <text:p text:style-name="Standard">PMD: bnxt_rte_pmd_init() called for (null)</text:p>
      <text:p text:style-name="Standard">EAL: PCI device 0000:00:03.0 on NUMA socket -1</text:p>
      <text:p text:style-name="Standard">EAL: <text:s text:c="2"/>probe driver: 8086:100e rte_em_pmd</text:p>
      <text:p text:style-name="Standard">EAL: PCI device 0000:00:08.0 on NUMA socket -1</text:p>
      <text:p text:style-name="Standard">EAL: <text:s text:c="2"/>probe driver: 8086:100e rte_em_pmd</text:p>
      <text:p text:style-name="Standard">Port 0 MAC: 00 00 00 01 02 03</text:p>
      <text:p text:style-name="Standard">Port 1 MAC: 00 00 00 01 02 03</text:p>
      <text:p text:style-name="Standard">Core 0 forwarding packets. [Ctrl+C to quit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" svg:font-family="SFMono-Regular, Menlo, Monaco, Consolas, 'Liberation Mono', 'Courier New', Courier, monospace"/>
    <style:font-face style:name="SFMono-Regular1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26:47.907192668</meta:creation-date>
    <dc:date>2024-04-22T16:55:02.214464544</dc:date>
    <meta:editing-duration>PT4H31M22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72" meta:word-count="500" meta:character-count="4628" meta:non-whitespace-character-count="3933"/>
  </office:meta>
</office:document-meta>
</file>